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number-columns-repeated="5"/>
          <table:table-cell office:value-type="string" calcext:value-type="string">
            <text:p>Leap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SWITCH([.B2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COM.MICROSOFT.SWITCH([.C2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SWITCH([.B3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COM.MICROSOFT.SWITCH([.C3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IF(MOD([.A3]; 4) = 0; &quot;Yes&quot;; &quot;No&quot;)" office:value-type="string" office:string-value="No" calcext:value-type="string">
            <text:p>No</text:p>
          </table:table-cell>
          <table:table-cell/>
          <table:table-cell office:value-type="string" calcext:value-type="string">
            <text:p>0<text:span text:style-name="T1">th</text:span> repeat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SWITCH([.B4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COM.MICROSOFT.SWITCH([.C4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IF(MOD([.A4]; 4) = 0; &quot;Yes&quot;; &quot;No&quot;)" office:value-type="string" office:string-value="No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M.MICROSOFT.SWITCH([.B5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COM.MICROSOFT.SWITCH([.C5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IF(MOD([.A5]; 4) = 0; &quot;Yes&quot;; &quot;No&quot;)" office:value-type="string" office:string-value="No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M.MICROSOFT.SWITCH([.B6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COM.MICROSOFT.SWITCH([.C6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IF(MOD([.A6]; 4) = 0; &quot;Yes&quot;; &quot;No&quot;)" office:value-type="string" office:string-value="Yes" calcext:value-type="string">
            <text:p>Yes</text:p>
          </table:table-cell>
          <table:table-cell table:formula="of:=IF([.F6]=&quot;Yes&quot;; [.E6];&quot;&quot;)" office:value-type="string" office:string-value="Monday" calcext:value-type="string">
            <text:p>Monday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SWITCH([.B7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COM.MICROSOFT.SWITCH([.C7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IF(MOD([.A7]; 4) = 0; &quot;Yes&quot;; &quot;No&quot;)" office:value-type="string" office:string-value="No" calcext:value-type="string">
            <text:p>No</text:p>
          </table:table-cell>
          <table:table-cell table:formula="of:=IF([.F7]=&quot;Yes&quot;; [.E7];&quot;&quot;)">
            <text:p/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SWITCH([.B8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COM.MICROSOFT.SWITCH([.C8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IF(MOD([.A8]; 4) = 0; &quot;Yes&quot;; &quot;No&quot;)" office:value-type="string" office:string-value="No" calcext:value-type="string">
            <text:p>No</text:p>
          </table:table-cell>
          <table:table-cell table:formula="of:=IF([.F8]=&quot;Yes&quot;; [.E8];&quot;&quot;)">
            <text:p/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SWITCH([.B9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COM.MICROSOFT.SWITCH([.C9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IF(MOD([.A9]; 4) = 0; &quot;Yes&quot;; &quot;No&quot;)" office:value-type="string" office:string-value="No" calcext:value-type="string">
            <text:p>No</text:p>
          </table:table-cell>
          <table:table-cell table:formula="of:=IF([.F9]=&quot;Yes&quot;; [.E9];&quot;&quot;)">
            <text:p/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OM.MICROSOFT.SWITCH([.B10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COM.MICROSOFT.SWITCH([.C10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IF(MOD([.A10]; 4) = 0; &quot;Yes&quot;; &quot;No&quot;)" office:value-type="string" office:string-value="Yes" calcext:value-type="string">
            <text:p>Yes</text:p>
          </table:table-cell>
          <table:table-cell table:formula="of:=IF([.F10]=&quot;Yes&quot;; [.E10];&quot;&quot;)" office:value-type="string" office:string-value="Saturday" calcext:value-type="string">
            <text:p>Saturday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SWITCH([.B11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COM.MICROSOFT.SWITCH([.C11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IF(MOD([.A11]; 4) = 0; &quot;Yes&quot;; &quot;No&quot;)" office:value-type="string" office:string-value="No" calcext:value-type="string">
            <text:p>No</text:p>
          </table:table-cell>
          <table:table-cell table:formula="of:=IF([.F11]=&quot;Yes&quot;; [.E11];&quot;&quot;)">
            <text:p/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SWITCH([.B12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COM.MICROSOFT.SWITCH([.C12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IF(MOD([.A12]; 4) = 0; &quot;Yes&quot;; &quot;No&quot;)" office:value-type="string" office:string-value="No" calcext:value-type="string">
            <text:p>No</text:p>
          </table:table-cell>
          <table:table-cell table:formula="of:=IF([.F12]=&quot;Yes&quot;; [.E12];&quot;&quot;)">
            <text:p/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SWITCH([.B13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COM.MICROSOFT.SWITCH([.C13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IF(MOD([.A13]; 4) = 0; &quot;Yes&quot;; &quot;No&quot;)" office:value-type="string" office:string-value="No" calcext:value-type="string">
            <text:p>No</text:p>
          </table:table-cell>
          <table:table-cell table:formula="of:=IF([.F13]=&quot;Yes&quot;; [.E13];&quot;&quot;)">
            <text:p/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SWITCH([.B14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COM.MICROSOFT.SWITCH([.C14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IF(MOD([.A14]; 4) = 0; &quot;Yes&quot;; &quot;No&quot;)" office:value-type="string" office:string-value="Yes" calcext:value-type="string">
            <text:p>Yes</text:p>
          </table:table-cell>
          <table:table-cell table:formula="of:=IF([.F14]=&quot;Yes&quot;; [.E14];&quot;&quot;)" office:value-type="string" office:string-value="Thursday" calcext:value-type="string">
            <text:p>Thursday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SWITCH([.B15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COM.MICROSOFT.SWITCH([.C15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IF(MOD([.A15]; 4) = 0; &quot;Yes&quot;; &quot;No&quot;)" office:value-type="string" office:string-value="No" calcext:value-type="string">
            <text:p>No</text:p>
          </table:table-cell>
          <table:table-cell table:formula="of:=IF([.F15]=&quot;Yes&quot;; [.E15];&quot;&quot;)">
            <text:p/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M.MICROSOFT.SWITCH([.B16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COM.MICROSOFT.SWITCH([.C16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IF(MOD([.A16]; 4) = 0; &quot;Yes&quot;; &quot;No&quot;)" office:value-type="string" office:string-value="No" calcext:value-type="string">
            <text:p>No</text:p>
          </table:table-cell>
          <table:table-cell table:formula="of:=IF([.F16]=&quot;Yes&quot;; [.E16];&quot;&quot;)">
            <text:p/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SWITCH([.B17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COM.MICROSOFT.SWITCH([.C17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IF(MOD([.A17]; 4) = 0; &quot;Yes&quot;; &quot;No&quot;)" office:value-type="string" office:string-value="No" calcext:value-type="string">
            <text:p>No</text:p>
          </table:table-cell>
          <table:table-cell table:formula="of:=IF([.F17]=&quot;Yes&quot;; [.E17];&quot;&quot;)">
            <text:p/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M.MICROSOFT.SWITCH([.B18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COM.MICROSOFT.SWITCH([.C18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IF(MOD([.A18]; 4) = 0; &quot;Yes&quot;; &quot;No&quot;)" office:value-type="string" office:string-value="Yes" calcext:value-type="string">
            <text:p>Yes</text:p>
          </table:table-cell>
          <table:table-cell table:formula="of:=IF([.F18]=&quot;Yes&quot;; [.E18];&quot;&quot;)" office:value-type="string" office:string-value="Tuesday" calcext:value-type="string">
            <text:p>Tuesday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SWITCH([.B19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COM.MICROSOFT.SWITCH([.C19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IF(MOD([.A19]; 4) = 0; &quot;Yes&quot;; &quot;No&quot;)" office:value-type="string" office:string-value="No" calcext:value-type="string">
            <text:p>No</text:p>
          </table:table-cell>
          <table:table-cell table:formula="of:=IF([.F19]=&quot;Yes&quot;; [.E19];&quot;&quot;)">
            <text:p/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SWITCH([.B20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COM.MICROSOFT.SWITCH([.C20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IF(MOD([.A20]; 4) = 0; &quot;Yes&quot;; &quot;No&quot;)" office:value-type="string" office:string-value="No" calcext:value-type="string">
            <text:p>No</text:p>
          </table:table-cell>
          <table:table-cell table:formula="of:=IF([.F20]=&quot;Yes&quot;; [.E20];&quot;&quot;)">
            <text:p/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SWITCH([.B21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COM.MICROSOFT.SWITCH([.C21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IF(MOD([.A21]; 4) = 0; &quot;Yes&quot;; &quot;No&quot;)" office:value-type="string" office:string-value="No" calcext:value-type="string">
            <text:p>No</text:p>
          </table:table-cell>
          <table:table-cell table:formula="of:=IF([.F21]=&quot;Yes&quot;; [.E21];&quot;&quot;)">
            <text:p/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M.MICROSOFT.SWITCH([.B22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COM.MICROSOFT.SWITCH([.C22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IF(MOD([.A22]; 4) = 0; &quot;Yes&quot;; &quot;No&quot;)" office:value-type="string" office:string-value="Yes" calcext:value-type="string">
            <text:p>Yes</text:p>
          </table:table-cell>
          <table:table-cell table:formula="of:=IF([.F22]=&quot;Yes&quot;; [.E22];&quot;&quot;)" office:value-type="string" office:string-value="Sunday" calcext:value-type="string">
            <text:p>Sunday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SWITCH([.B23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COM.MICROSOFT.SWITCH([.C23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IF(MOD([.A23]; 4) = 0; &quot;Yes&quot;; &quot;No&quot;)" office:value-type="string" office:string-value="No" calcext:value-type="string">
            <text:p>No</text:p>
          </table:table-cell>
          <table:table-cell table:formula="of:=IF([.F23]=&quot;Yes&quot;; [.E23];&quot;&quot;)">
            <text:p/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SWITCH([.B24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COM.MICROSOFT.SWITCH([.C24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IF(MOD([.A24]; 4) = 0; &quot;Yes&quot;; &quot;No&quot;)" office:value-type="string" office:string-value="No" calcext:value-type="string">
            <text:p>No</text:p>
          </table:table-cell>
          <table:table-cell table:formula="of:=IF([.F24]=&quot;Yes&quot;; [.E24];&quot;&quot;)">
            <text:p/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SWITCH([.B25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COM.MICROSOFT.SWITCH([.C25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IF(MOD([.A25]; 4) = 0; &quot;Yes&quot;; &quot;No&quot;)" office:value-type="string" office:string-value="No" calcext:value-type="string">
            <text:p>No</text:p>
          </table:table-cell>
          <table:table-cell table:formula="of:=IF([.F25]=&quot;Yes&quot;; [.E25];&quot;&quot;)">
            <text:p/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M.MICROSOFT.SWITCH([.B26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COM.MICROSOFT.SWITCH([.C26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IF(MOD([.A26]; 4) = 0; &quot;Yes&quot;; &quot;No&quot;)" office:value-type="string" office:string-value="Yes" calcext:value-type="string">
            <text:p>Yes</text:p>
          </table:table-cell>
          <table:table-cell table:formula="of:=IF([.F26]=&quot;Yes&quot;; [.E26];&quot;&quot;)" office:value-type="string" office:string-value="Friday" calcext:value-type="string">
            <text:p>Friday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M.MICROSOFT.SWITCH([.B27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COM.MICROSOFT.SWITCH([.C27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IF(MOD([.A27]; 4) = 0; &quot;Yes&quot;; &quot;No&quot;)" office:value-type="string" office:string-value="No" calcext:value-type="string">
            <text:p>No</text:p>
          </table:table-cell>
          <table:table-cell table:formula="of:=IF([.F27]=&quot;Yes&quot;; [.E27];&quot;&quot;)">
            <text:p/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SWITCH([.B28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COM.MICROSOFT.SWITCH([.C28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IF(MOD([.A28]; 4) = 0; &quot;Yes&quot;; &quot;No&quot;)" office:value-type="string" office:string-value="No" calcext:value-type="string">
            <text:p>No</text:p>
          </table:table-cell>
          <table:table-cell table:formula="of:=IF([.F28]=&quot;Yes&quot;; [.E28];&quot;&quot;)">
            <text:p/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SWITCH([.B29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COM.MICROSOFT.SWITCH([.C29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IF(MOD([.A29]; 4) = 0; &quot;Yes&quot;; &quot;No&quot;)" office:value-type="string" office:string-value="No" calcext:value-type="string">
            <text:p>No</text:p>
          </table:table-cell>
          <table:table-cell table:formula="of:=IF([.F29]=&quot;Yes&quot;; [.E29];&quot;&quot;)">
            <text:p/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OM.MICROSOFT.SWITCH([.B30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COM.MICROSOFT.SWITCH([.C30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IF(MOD([.A30]; 4) = 0; &quot;Yes&quot;; &quot;No&quot;)" office:value-type="string" office:string-value="Yes" calcext:value-type="string">
            <text:p>Yes</text:p>
          </table:table-cell>
          <table:table-cell table:formula="of:=IF([.F30]=&quot;Yes&quot;; [.E30];&quot;&quot;)" office:value-type="string" office:string-value="Wednesday" calcext:value-type="string">
            <text:p>Wednesday</text:p>
          </table:table-cell>
          <table:table-cell/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SWITCH([.B31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COM.MICROSOFT.SWITCH([.C31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IF(MOD([.A31]; 4) = 0; &quot;Yes&quot;; &quot;No&quot;)" office:value-type="string" office:string-value="No" calcext:value-type="string">
            <text:p>No</text:p>
          </table:table-cell>
          <table:table-cell table:formula="of:=IF([.F31]=&quot;Yes&quot;; [.E31];&quot;&quot;)">
            <text:p/>
          </table:table-cell>
          <table:table-cell office:value-type="string" calcext:value-type="string">
            <text:p>1<text:span text:style-name="T1">st</text:span> repeat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SWITCH([.B32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COM.MICROSOFT.SWITCH([.C32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IF(MOD([.A32]; 4) = 0; &quot;Yes&quot;; &quot;No&quot;)" office:value-type="string" office:string-value="No" calcext:value-type="string">
            <text:p>No</text:p>
          </table:table-cell>
          <table:table-cell table:formula="of:=IF([.F32]=&quot;Yes&quot;; [.E32];&quot;&quot;)">
            <text:p/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M.MICROSOFT.SWITCH([.B33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COM.MICROSOFT.SWITCH([.C33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IF(MOD([.A33]; 4) = 0; &quot;Yes&quot;; &quot;No&quot;)" office:value-type="string" office:string-value="No" calcext:value-type="string">
            <text:p>No</text:p>
          </table:table-cell>
          <table:table-cell table:formula="of:=IF([.F33]=&quot;Yes&quot;; [.E33];&quot;&quot;)">
            <text:p/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M.MICROSOFT.SWITCH([.B34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COM.MICROSOFT.SWITCH([.C34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IF(MOD([.A34]; 4) = 0; &quot;Yes&quot;; &quot;No&quot;)" office:value-type="string" office:string-value="Yes" calcext:value-type="string">
            <text:p>Yes</text:p>
          </table:table-cell>
          <table:table-cell table:formula="of:=IF([.F34]=&quot;Yes&quot;; [.E34];&quot;&quot;)" office:value-type="string" office:string-value="Monday" calcext:value-type="string">
            <text:p>Monday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SWITCH([.B35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COM.MICROSOFT.SWITCH([.C35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IF(MOD([.A35]; 4) = 0; &quot;Yes&quot;; &quot;No&quot;)" office:value-type="string" office:string-value="No" calcext:value-type="string">
            <text:p>No</text:p>
          </table:table-cell>
          <table:table-cell table:formula="of:=IF([.F35]=&quot;Yes&quot;; [.E35];&quot;&quot;)">
            <text:p/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SWITCH([.B36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COM.MICROSOFT.SWITCH([.C36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IF(MOD([.A36]; 4) = 0; &quot;Yes&quot;; &quot;No&quot;)" office:value-type="string" office:string-value="No" calcext:value-type="string">
            <text:p>No</text:p>
          </table:table-cell>
          <table:table-cell table:formula="of:=IF([.F36]=&quot;Yes&quot;; [.E36];&quot;&quot;)">
            <text:p/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SWITCH([.B37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COM.MICROSOFT.SWITCH([.C37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IF(MOD([.A37]; 4) = 0; &quot;Yes&quot;; &quot;No&quot;)" office:value-type="string" office:string-value="No" calcext:value-type="string">
            <text:p>No</text:p>
          </table:table-cell>
          <table:table-cell table:formula="of:=IF([.F37]=&quot;Yes&quot;; [.E37];&quot;&quot;)">
            <text:p/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OM.MICROSOFT.SWITCH([.B38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COM.MICROSOFT.SWITCH([.C38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IF(MOD([.A38]; 4) = 0; &quot;Yes&quot;; &quot;No&quot;)" office:value-type="string" office:string-value="Yes" calcext:value-type="string">
            <text:p>Yes</text:p>
          </table:table-cell>
          <table:table-cell table:formula="of:=IF([.F38]=&quot;Yes&quot;; [.E38];&quot;&quot;)" office:value-type="string" office:string-value="Saturday" calcext:value-type="string">
            <text:p>Saturday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SWITCH([.B39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COM.MICROSOFT.SWITCH([.C39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IF(MOD([.A39]; 4) = 0; &quot;Yes&quot;; &quot;No&quot;)" office:value-type="string" office:string-value="No" calcext:value-type="string">
            <text:p>No</text:p>
          </table:table-cell>
          <table:table-cell table:formula="of:=IF([.F39]=&quot;Yes&quot;; [.E39];&quot;&quot;)">
            <text:p/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SWITCH([.B40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COM.MICROSOFT.SWITCH([.C40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IF(MOD([.A40]; 4) = 0; &quot;Yes&quot;; &quot;No&quot;)" office:value-type="string" office:string-value="No" calcext:value-type="string">
            <text:p>No</text:p>
          </table:table-cell>
          <table:table-cell table:formula="of:=IF([.F40]=&quot;Yes&quot;; [.E40];&quot;&quot;)">
            <text:p/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SWITCH([.B41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COM.MICROSOFT.SWITCH([.C41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IF(MOD([.A41]; 4) = 0; &quot;Yes&quot;; &quot;No&quot;)" office:value-type="string" office:string-value="No" calcext:value-type="string">
            <text:p>No</text:p>
          </table:table-cell>
          <table:table-cell table:formula="of:=IF([.F41]=&quot;Yes&quot;; [.E41];&quot;&quot;)">
            <text:p/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SWITCH([.B42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COM.MICROSOFT.SWITCH([.C42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IF(MOD([.A42]; 4) = 0; &quot;Yes&quot;; &quot;No&quot;)" office:value-type="string" office:string-value="Yes" calcext:value-type="string">
            <text:p>Yes</text:p>
          </table:table-cell>
          <table:table-cell table:formula="of:=IF([.F42]=&quot;Yes&quot;; [.E42];&quot;&quot;)" office:value-type="string" office:string-value="Thursday" calcext:value-type="string">
            <text:p>Thursday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SWITCH([.B43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COM.MICROSOFT.SWITCH([.C43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IF(MOD([.A43]; 4) = 0; &quot;Yes&quot;; &quot;No&quot;)" office:value-type="string" office:string-value="No" calcext:value-type="string">
            <text:p>No</text:p>
          </table:table-cell>
          <table:table-cell table:formula="of:=IF([.F43]=&quot;Yes&quot;; [.E43];&quot;&quot;)">
            <text:p/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M.MICROSOFT.SWITCH([.B44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COM.MICROSOFT.SWITCH([.C44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IF(MOD([.A44]; 4) = 0; &quot;Yes&quot;; &quot;No&quot;)" office:value-type="string" office:string-value="No" calcext:value-type="string">
            <text:p>No</text:p>
          </table:table-cell>
          <table:table-cell table:formula="of:=IF([.F44]=&quot;Yes&quot;; [.E44];&quot;&quot;)">
            <text:p/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SWITCH([.B45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COM.MICROSOFT.SWITCH([.C45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IF(MOD([.A45]; 4) = 0; &quot;Yes&quot;; &quot;No&quot;)" office:value-type="string" office:string-value="No" calcext:value-type="string">
            <text:p>No</text:p>
          </table:table-cell>
          <table:table-cell table:formula="of:=IF([.F45]=&quot;Yes&quot;; [.E45];&quot;&quot;)">
            <text:p/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M.MICROSOFT.SWITCH([.B46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COM.MICROSOFT.SWITCH([.C46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IF(MOD([.A46]; 4) = 0; &quot;Yes&quot;; &quot;No&quot;)" office:value-type="string" office:string-value="Yes" calcext:value-type="string">
            <text:p>Yes</text:p>
          </table:table-cell>
          <table:table-cell table:formula="of:=IF([.F46]=&quot;Yes&quot;; [.E46];&quot;&quot;)" office:value-type="string" office:string-value="Tuesday" calcext:value-type="string">
            <text:p>Tuesday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SWITCH([.B47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COM.MICROSOFT.SWITCH([.C47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IF(MOD([.A47]; 4) = 0; &quot;Yes&quot;; &quot;No&quot;)" office:value-type="string" office:string-value="No" calcext:value-type="string">
            <text:p>No</text:p>
          </table:table-cell>
          <table:table-cell table:formula="of:=IF([.F47]=&quot;Yes&quot;; [.E47];&quot;&quot;)">
            <text:p/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SWITCH([.B48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COM.MICROSOFT.SWITCH([.C48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IF(MOD([.A48]; 4) = 0; &quot;Yes&quot;; &quot;No&quot;)" office:value-type="string" office:string-value="No" calcext:value-type="string">
            <text:p>No</text:p>
          </table:table-cell>
          <table:table-cell table:formula="of:=IF([.F48]=&quot;Yes&quot;; [.E48];&quot;&quot;)">
            <text:p/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SWITCH([.B49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COM.MICROSOFT.SWITCH([.C49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IF(MOD([.A49]; 4) = 0; &quot;Yes&quot;; &quot;No&quot;)" office:value-type="string" office:string-value="No" calcext:value-type="string">
            <text:p>No</text:p>
          </table:table-cell>
          <table:table-cell table:formula="of:=IF([.F49]=&quot;Yes&quot;; [.E49];&quot;&quot;)">
            <text:p/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M.MICROSOFT.SWITCH([.B50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COM.MICROSOFT.SWITCH([.C50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IF(MOD([.A50]; 4) = 0; &quot;Yes&quot;; &quot;No&quot;)" office:value-type="string" office:string-value="Yes" calcext:value-type="string">
            <text:p>Yes</text:p>
          </table:table-cell>
          <table:table-cell table:formula="of:=IF([.F50]=&quot;Yes&quot;; [.E50];&quot;&quot;)" office:value-type="string" office:string-value="Sunday" calcext:value-type="string">
            <text:p>Sunday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SWITCH([.B51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COM.MICROSOFT.SWITCH([.C51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IF(MOD([.A51]; 4) = 0; &quot;Yes&quot;; &quot;No&quot;)" office:value-type="string" office:string-value="No" calcext:value-type="string">
            <text:p>No</text:p>
          </table:table-cell>
          <table:table-cell table:formula="of:=IF([.F51]=&quot;Yes&quot;; [.E51];&quot;&quot;)">
            <text:p/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SWITCH([.B52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COM.MICROSOFT.SWITCH([.C52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IF(MOD([.A52]; 4) = 0; &quot;Yes&quot;; &quot;No&quot;)" office:value-type="string" office:string-value="No" calcext:value-type="string">
            <text:p>No</text:p>
          </table:table-cell>
          <table:table-cell table:formula="of:=IF([.F52]=&quot;Yes&quot;; [.E52];&quot;&quot;)">
            <text:p/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SWITCH([.B53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COM.MICROSOFT.SWITCH([.C53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IF(MOD([.A53]; 4) = 0; &quot;Yes&quot;; &quot;No&quot;)" office:value-type="string" office:string-value="No" calcext:value-type="string">
            <text:p>No</text:p>
          </table:table-cell>
          <table:table-cell table:formula="of:=IF([.F53]=&quot;Yes&quot;; [.E53];&quot;&quot;)">
            <text:p/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M.MICROSOFT.SWITCH([.B54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COM.MICROSOFT.SWITCH([.C54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IF(MOD([.A54]; 4) = 0; &quot;Yes&quot;; &quot;No&quot;)" office:value-type="string" office:string-value="Yes" calcext:value-type="string">
            <text:p>Yes</text:p>
          </table:table-cell>
          <table:table-cell table:formula="of:=IF([.F54]=&quot;Yes&quot;; [.E54];&quot;&quot;)" office:value-type="string" office:string-value="Friday" calcext:value-type="string">
            <text:p>Friday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M.MICROSOFT.SWITCH([.B55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COM.MICROSOFT.SWITCH([.C55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IF(MOD([.A55]; 4) = 0; &quot;Yes&quot;; &quot;No&quot;)" office:value-type="string" office:string-value="No" calcext:value-type="string">
            <text:p>No</text:p>
          </table:table-cell>
          <table:table-cell table:formula="of:=IF([.F55]=&quot;Yes&quot;; [.E55];&quot;&quot;)">
            <text:p/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SWITCH([.B56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COM.MICROSOFT.SWITCH([.C56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IF(MOD([.A56]; 4) = 0; &quot;Yes&quot;; &quot;No&quot;)" office:value-type="string" office:string-value="No" calcext:value-type="string">
            <text:p>No</text:p>
          </table:table-cell>
          <table:table-cell table:formula="of:=IF([.F56]=&quot;Yes&quot;; [.E56];&quot;&quot;)">
            <text:p/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SWITCH([.B57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COM.MICROSOFT.SWITCH([.C57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IF(MOD([.A57]; 4) = 0; &quot;Yes&quot;; &quot;No&quot;)" office:value-type="string" office:string-value="No" calcext:value-type="string">
            <text:p>No</text:p>
          </table:table-cell>
          <table:table-cell table:formula="of:=IF([.F57]=&quot;Yes&quot;; [.E57];&quot;&quot;)">
            <text:p/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OM.MICROSOFT.SWITCH([.B58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COM.MICROSOFT.SWITCH([.C58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IF(MOD([.A58]; 4) = 0; &quot;Yes&quot;; &quot;No&quot;)" office:value-type="string" office:string-value="Yes" calcext:value-type="string">
            <text:p>Yes</text:p>
          </table:table-cell>
          <table:table-cell table:formula="of:=IF([.F58]=&quot;Yes&quot;; [.E58];&quot;&quot;)" office:value-type="string" office:string-value="Wednesday" calcext:value-type="string">
            <text:p>Wednesday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SWITCH([.B59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COM.MICROSOFT.SWITCH([.C59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IF(MOD([.A59]; 4) = 0; &quot;Yes&quot;; &quot;No&quot;)" office:value-type="string" office:string-value="No" calcext:value-type="string">
            <text:p>No</text:p>
          </table:table-cell>
          <table:table-cell table:formula="of:=IF([.F59]=&quot;Yes&quot;; [.E59];&quot;&quot;)">
            <text:p/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SWITCH([.B60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COM.MICROSOFT.SWITCH([.C60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IF(MOD([.A60]; 4) = 0; &quot;Yes&quot;; &quot;No&quot;)" office:value-type="string" office:string-value="No" calcext:value-type="string">
            <text:p>No</text:p>
          </table:table-cell>
          <table:table-cell table:formula="of:=IF([.F60]=&quot;Yes&quot;; [.E60];&quot;&quot;)">
            <text:p/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M.MICROSOFT.SWITCH([.B61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COM.MICROSOFT.SWITCH([.C61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IF(MOD([.A61]; 4) = 0; &quot;Yes&quot;; &quot;No&quot;)" office:value-type="string" office:string-value="No" calcext:value-type="string">
            <text:p>No</text:p>
          </table:table-cell>
          <table:table-cell table:formula="of:=IF([.F61]=&quot;Yes&quot;; [.E61];&quot;&quot;)">
            <text:p/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M.MICROSOFT.SWITCH([.B62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COM.MICROSOFT.SWITCH([.C62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IF(MOD([.A62]; 4) = 0; &quot;Yes&quot;; &quot;No&quot;)" office:value-type="string" office:string-value="Yes" calcext:value-type="string">
            <text:p>Yes</text:p>
          </table:table-cell>
          <table:table-cell table:formula="of:=IF([.F62]=&quot;Yes&quot;; [.E62];&quot;&quot;)" office:value-type="string" office:string-value="Monday" calcext:value-type="string">
            <text:p>Monday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SWITCH([.B63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COM.MICROSOFT.SWITCH([.C63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IF(MOD([.A63]; 4) = 0; &quot;Yes&quot;; &quot;No&quot;)" office:value-type="string" office:string-value="No" calcext:value-type="string">
            <text:p>No</text:p>
          </table:table-cell>
          <table:table-cell table:formula="of:=IF([.F63]=&quot;Yes&quot;; [.E63];&quot;&quot;)">
            <text:p/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SWITCH([.B64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COM.MICROSOFT.SWITCH([.C64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IF(MOD([.A64]; 4) = 0; &quot;Yes&quot;; &quot;No&quot;)" office:value-type="string" office:string-value="No" calcext:value-type="string">
            <text:p>No</text:p>
          </table:table-cell>
          <table:table-cell table:formula="of:=IF([.F64]=&quot;Yes&quot;; [.E64];&quot;&quot;)">
            <text:p/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SWITCH([.B65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COM.MICROSOFT.SWITCH([.C65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IF(MOD([.A65]; 4) = 0; &quot;Yes&quot;; &quot;No&quot;)" office:value-type="string" office:string-value="No" calcext:value-type="string">
            <text:p>No</text:p>
          </table:table-cell>
          <table:table-cell table:formula="of:=IF([.F65]=&quot;Yes&quot;; [.E65];&quot;&quot;)">
            <text:p/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OM.MICROSOFT.SWITCH([.B66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COM.MICROSOFT.SWITCH([.C66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IF(MOD([.A66]; 4) = 0; &quot;Yes&quot;; &quot;No&quot;)" office:value-type="string" office:string-value="Yes" calcext:value-type="string">
            <text:p>Yes</text:p>
          </table:table-cell>
          <table:table-cell table:formula="of:=IF([.F66]=&quot;Yes&quot;; [.E66];&quot;&quot;)" office:value-type="string" office:string-value="Saturday" calcext:value-type="string">
            <text:p>Saturday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SWITCH([.B67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COM.MICROSOFT.SWITCH([.C67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IF(MOD([.A67]; 4) = 0; &quot;Yes&quot;; &quot;No&quot;)" office:value-type="string" office:string-value="No" calcext:value-type="string">
            <text:p>No</text:p>
          </table:table-cell>
          <table:table-cell table:formula="of:=IF([.F67]=&quot;Yes&quot;; [.E67];&quot;&quot;)">
            <text:p/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SWITCH([.B68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COM.MICROSOFT.SWITCH([.C68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IF(MOD([.A68]; 4) = 0; &quot;Yes&quot;; &quot;No&quot;)" office:value-type="string" office:string-value="No" calcext:value-type="string">
            <text:p>No</text:p>
          </table:table-cell>
          <table:table-cell table:formula="of:=IF([.F68]=&quot;Yes&quot;; [.E68];&quot;&quot;)">
            <text:p/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SWITCH([.B69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COM.MICROSOFT.SWITCH([.C69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IF(MOD([.A69]; 4) = 0; &quot;Yes&quot;; &quot;No&quot;)" office:value-type="string" office:string-value="No" calcext:value-type="string">
            <text:p>No</text:p>
          </table:table-cell>
          <table:table-cell table:formula="of:=IF([.F69]=&quot;Yes&quot;; [.E69];&quot;&quot;)">
            <text:p/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SWITCH([.B70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COM.MICROSOFT.SWITCH([.C70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IF(MOD([.A70]; 4) = 0; &quot;Yes&quot;; &quot;No&quot;)" office:value-type="string" office:string-value="Yes" calcext:value-type="string">
            <text:p>Yes</text:p>
          </table:table-cell>
          <table:table-cell table:formula="of:=IF([.F70]=&quot;Yes&quot;; [.E70];&quot;&quot;)" office:value-type="string" office:string-value="Thursday" calcext:value-type="string">
            <text:p>Thursday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SWITCH([.B71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COM.MICROSOFT.SWITCH([.C71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IF(MOD([.A71]; 4) = 0; &quot;Yes&quot;; &quot;No&quot;)" office:value-type="string" office:string-value="No" calcext:value-type="string">
            <text:p>No</text:p>
          </table:table-cell>
          <table:table-cell table:formula="of:=IF([.F71]=&quot;Yes&quot;; [.E71];&quot;&quot;)">
            <text:p/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M.MICROSOFT.SWITCH([.B72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COM.MICROSOFT.SWITCH([.C72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IF(MOD([.A72]; 4) = 0; &quot;Yes&quot;; &quot;No&quot;)" office:value-type="string" office:string-value="No" calcext:value-type="string">
            <text:p>No</text:p>
          </table:table-cell>
          <table:table-cell table:formula="of:=IF([.F72]=&quot;Yes&quot;; [.E72];&quot;&quot;)">
            <text:p/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SWITCH([.B73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COM.MICROSOFT.SWITCH([.C73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IF(MOD([.A73]; 4) = 0; &quot;Yes&quot;; &quot;No&quot;)" office:value-type="string" office:string-value="No" calcext:value-type="string">
            <text:p>No</text:p>
          </table:table-cell>
          <table:table-cell table:formula="of:=IF([.F73]=&quot;Yes&quot;; [.E73];&quot;&quot;)">
            <text:p/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M.MICROSOFT.SWITCH([.B74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COM.MICROSOFT.SWITCH([.C74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IF(MOD([.A74]; 4) = 0; &quot;Yes&quot;; &quot;No&quot;)" office:value-type="string" office:string-value="Yes" calcext:value-type="string">
            <text:p>Yes</text:p>
          </table:table-cell>
          <table:table-cell table:formula="of:=IF([.F74]=&quot;Yes&quot;; [.E74];&quot;&quot;)" office:value-type="string" office:string-value="Tuesday" calcext:value-type="string">
            <text:p>Tuesday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SWITCH([.B75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COM.MICROSOFT.SWITCH([.C75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IF(MOD([.A75]; 4) = 0; &quot;Yes&quot;; &quot;No&quot;)" office:value-type="string" office:string-value="No" calcext:value-type="string">
            <text:p>No</text:p>
          </table:table-cell>
          <table:table-cell table:formula="of:=IF([.F75]=&quot;Yes&quot;; [.E75];&quot;&quot;)">
            <text:p/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SWITCH([.B76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COM.MICROSOFT.SWITCH([.C76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IF(MOD([.A76]; 4) = 0; &quot;Yes&quot;; &quot;No&quot;)" office:value-type="string" office:string-value="No" calcext:value-type="string">
            <text:p>No</text:p>
          </table:table-cell>
          <table:table-cell table:formula="of:=IF([.F76]=&quot;Yes&quot;; [.E76];&quot;&quot;)">
            <text:p/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SWITCH([.B77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COM.MICROSOFT.SWITCH([.C77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IF(MOD([.A77]; 4) = 0; &quot;Yes&quot;; &quot;No&quot;)" office:value-type="string" office:string-value="No" calcext:value-type="string">
            <text:p>No</text:p>
          </table:table-cell>
          <table:table-cell table:formula="of:=IF([.F77]=&quot;Yes&quot;; [.E77];&quot;&quot;)">
            <text:p/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M.MICROSOFT.SWITCH([.B78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COM.MICROSOFT.SWITCH([.C78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IF(MOD([.A78]; 4) = 0; &quot;Yes&quot;; &quot;No&quot;)" office:value-type="string" office:string-value="Yes" calcext:value-type="string">
            <text:p>Yes</text:p>
          </table:table-cell>
          <table:table-cell table:formula="of:=IF([.F78]=&quot;Yes&quot;; [.E78];&quot;&quot;)" office:value-type="string" office:string-value="Sunday" calcext:value-type="string">
            <text:p>Sunday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SWITCH([.B79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COM.MICROSOFT.SWITCH([.C79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IF(MOD([.A79]; 4) = 0; &quot;Yes&quot;; &quot;No&quot;)" office:value-type="string" office:string-value="No" calcext:value-type="string">
            <text:p>No</text:p>
          </table:table-cell>
          <table:table-cell table:formula="of:=IF([.F79]=&quot;Yes&quot;; [.E79];&quot;&quot;)">
            <text:p/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SWITCH([.B80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COM.MICROSOFT.SWITCH([.C80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IF(MOD([.A80]; 4) = 0; &quot;Yes&quot;; &quot;No&quot;)" office:value-type="string" office:string-value="No" calcext:value-type="string">
            <text:p>No</text:p>
          </table:table-cell>
          <table:table-cell table:formula="of:=IF([.F80]=&quot;Yes&quot;; [.E80];&quot;&quot;)">
            <text:p/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SWITCH([.B81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COM.MICROSOFT.SWITCH([.C81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IF(MOD([.A81]; 4) = 0; &quot;Yes&quot;; &quot;No&quot;)" office:value-type="string" office:string-value="No" calcext:value-type="string">
            <text:p>No</text:p>
          </table:table-cell>
          <table:table-cell table:formula="of:=IF([.F81]=&quot;Yes&quot;; [.E81];&quot;&quot;)">
            <text:p/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M.MICROSOFT.SWITCH([.B82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COM.MICROSOFT.SWITCH([.C82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IF(MOD([.A82]; 4) = 0; &quot;Yes&quot;; &quot;No&quot;)" office:value-type="string" office:string-value="Yes" calcext:value-type="string">
            <text:p>Yes</text:p>
          </table:table-cell>
          <table:table-cell table:formula="of:=IF([.F82]=&quot;Yes&quot;; [.E82];&quot;&quot;)" office:value-type="string" office:string-value="Friday" calcext:value-type="string">
            <text:p>Friday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M.MICROSOFT.SWITCH([.B83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COM.MICROSOFT.SWITCH([.C83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IF(MOD([.A83]; 4) = 0; &quot;Yes&quot;; &quot;No&quot;)" office:value-type="string" office:string-value="No" calcext:value-type="string">
            <text:p>No</text:p>
          </table:table-cell>
          <table:table-cell table:formula="of:=IF([.F83]=&quot;Yes&quot;; [.E83];&quot;&quot;)">
            <text:p/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SWITCH([.B84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COM.MICROSOFT.SWITCH([.C84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IF(MOD([.A84]; 4) = 0; &quot;Yes&quot;; &quot;No&quot;)" office:value-type="string" office:string-value="No" calcext:value-type="string">
            <text:p>No</text:p>
          </table:table-cell>
          <table:table-cell table:formula="of:=IF([.F84]=&quot;Yes&quot;; [.E84];&quot;&quot;)">
            <text:p/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SWITCH([.B85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COM.MICROSOFT.SWITCH([.C85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IF(MOD([.A85]; 4) = 0; &quot;Yes&quot;; &quot;No&quot;)" office:value-type="string" office:string-value="No" calcext:value-type="string">
            <text:p>No</text:p>
          </table:table-cell>
          <table:table-cell table:formula="of:=IF([.F85]=&quot;Yes&quot;; [.E85];&quot;&quot;)">
            <text:p/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OM.MICROSOFT.SWITCH([.B86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COM.MICROSOFT.SWITCH([.C86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IF(MOD([.A86]; 4) = 0; &quot;Yes&quot;; &quot;No&quot;)" office:value-type="string" office:string-value="Yes" calcext:value-type="string">
            <text:p>Yes</text:p>
          </table:table-cell>
          <table:table-cell table:formula="of:=IF([.F86]=&quot;Yes&quot;; [.E86];&quot;&quot;)" office:value-type="string" office:string-value="Wednesday" calcext:value-type="string">
            <text:p>Wednesday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SWITCH([.B87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COM.MICROSOFT.SWITCH([.C87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IF(MOD([.A87]; 4) = 0; &quot;Yes&quot;; &quot;No&quot;)" office:value-type="string" office:string-value="No" calcext:value-type="string">
            <text:p>No</text:p>
          </table:table-cell>
          <table:table-cell table:formula="of:=IF([.F87]=&quot;Yes&quot;; [.E87];&quot;&quot;)">
            <text:p/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SWITCH([.B88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COM.MICROSOFT.SWITCH([.C88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IF(MOD([.A88]; 4) = 0; &quot;Yes&quot;; &quot;No&quot;)" office:value-type="string" office:string-value="No" calcext:value-type="string">
            <text:p>No</text:p>
          </table:table-cell>
          <table:table-cell table:formula="of:=IF([.F88]=&quot;Yes&quot;; [.E88];&quot;&quot;)">
            <text:p/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M.MICROSOFT.SWITCH([.B89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COM.MICROSOFT.SWITCH([.C89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IF(MOD([.A89]; 4) = 0; &quot;Yes&quot;; &quot;No&quot;)" office:value-type="string" office:string-value="No" calcext:value-type="string">
            <text:p>No</text:p>
          </table:table-cell>
          <table:table-cell table:formula="of:=IF([.F89]=&quot;Yes&quot;; [.E89];&quot;&quot;)">
            <text:p/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M.MICROSOFT.SWITCH([.B90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COM.MICROSOFT.SWITCH([.C90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IF(MOD([.A90]; 4) = 0; &quot;Yes&quot;; &quot;No&quot;)" office:value-type="string" office:string-value="Yes" calcext:value-type="string">
            <text:p>Yes</text:p>
          </table:table-cell>
          <table:table-cell table:formula="of:=IF([.F90]=&quot;Yes&quot;; [.E90];&quot;&quot;)" office:value-type="string" office:string-value="Monday" calcext:value-type="string">
            <text:p>Monday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SWITCH([.B91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COM.MICROSOFT.SWITCH([.C91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IF(MOD([.A91]; 4) = 0; &quot;Yes&quot;; &quot;No&quot;)" office:value-type="string" office:string-value="No" calcext:value-type="string">
            <text:p>No</text:p>
          </table:table-cell>
          <table:table-cell table:formula="of:=IF([.F91]=&quot;Yes&quot;; [.E91];&quot;&quot;)">
            <text:p/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SWITCH([.B92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COM.MICROSOFT.SWITCH([.C92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IF(MOD([.A92]; 4) = 0; &quot;Yes&quot;; &quot;No&quot;)" office:value-type="string" office:string-value="No" calcext:value-type="string">
            <text:p>No</text:p>
          </table:table-cell>
          <table:table-cell table:formula="of:=IF([.F92]=&quot;Yes&quot;; [.E92];&quot;&quot;)">
            <text:p/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SWITCH([.B93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COM.MICROSOFT.SWITCH([.C93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IF(MOD([.A93]; 4) = 0; &quot;Yes&quot;; &quot;No&quot;)" office:value-type="string" office:string-value="No" calcext:value-type="string">
            <text:p>No</text:p>
          </table:table-cell>
          <table:table-cell table:formula="of:=IF([.F93]=&quot;Yes&quot;; [.E93];&quot;&quot;)">
            <text:p/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OM.MICROSOFT.SWITCH([.B94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COM.MICROSOFT.SWITCH([.C94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IF(MOD([.A94]; 4) = 0; &quot;Yes&quot;; &quot;No&quot;)" office:value-type="string" office:string-value="Yes" calcext:value-type="string">
            <text:p>Yes</text:p>
          </table:table-cell>
          <table:table-cell table:formula="of:=IF([.F94]=&quot;Yes&quot;; [.E94];&quot;&quot;)" office:value-type="string" office:string-value="Saturday" calcext:value-type="string">
            <text:p>Saturday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SWITCH([.B95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COM.MICROSOFT.SWITCH([.C95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IF(MOD([.A95]; 4) = 0; &quot;Yes&quot;; &quot;No&quot;)" office:value-type="string" office:string-value="No" calcext:value-type="string">
            <text:p>No</text:p>
          </table:table-cell>
          <table:table-cell table:formula="of:=IF([.F95]=&quot;Yes&quot;; [.E95];&quot;&quot;)">
            <text:p/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SWITCH([.B96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COM.MICROSOFT.SWITCH([.C96]; 0; &quot;Sunday&quot;; 1; &quot;Monday&quot;; 2; &quot;Tuesday&quot;; 3; &quot;Wednesday&quot;; 4; &quot;Thursday&quot;; 5; &quot;Friday&quot;; 6; &quot;Saturday&quot;)" office:value-type="string" office:string-value="Monday" calcext:value-type="string">
            <text:p>Monday</text:p>
          </table:table-cell>
          <table:table-cell table:formula="of:=IF(MOD([.A96]; 4) = 0; &quot;Yes&quot;; &quot;No&quot;)" office:value-type="string" office:string-value="No" calcext:value-type="string">
            <text:p>No</text:p>
          </table:table-cell>
          <table:table-cell table:formula="of:=IF([.F96]=&quot;Yes&quot;; [.E96];&quot;&quot;)">
            <text:p/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SWITCH([.B97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COM.MICROSOFT.SWITCH([.C97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IF(MOD([.A97]; 4) = 0; &quot;Yes&quot;; &quot;No&quot;)" office:value-type="string" office:string-value="No" calcext:value-type="string">
            <text:p>No</text:p>
          </table:table-cell>
          <table:table-cell table:formula="of:=IF([.F97]=&quot;Yes&quot;; [.E97];&quot;&quot;)">
            <text:p/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SWITCH([.B98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COM.MICROSOFT.SWITCH([.C98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IF(MOD([.A98]; 4) = 0; &quot;Yes&quot;; &quot;No&quot;)" office:value-type="string" office:string-value="Yes" calcext:value-type="string">
            <text:p>Yes</text:p>
          </table:table-cell>
          <table:table-cell table:formula="of:=IF([.F98]=&quot;Yes&quot;; [.E98];&quot;&quot;)" office:value-type="string" office:string-value="Thursday" calcext:value-type="string">
            <text:p>Thursday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SWITCH([.B99]; 0; &quot;Sunday&quot;; 1; &quot;Monday&quot;; 2; &quot;Tuesday&quot;; 3; &quot;Wednesday&quot;; 4; &quot;Thursday&quot;; 5; &quot;Friday&quot;; 6; &quot;Saturday&quot;)" office:value-type="string" office:string-value="Tuesday" calcext:value-type="string">
            <text:p>Tuesday</text:p>
          </table:table-cell>
          <table:table-cell table:formula="of:=COM.MICROSOFT.SWITCH([.C99]; 0; &quot;Sunday&quot;; 1; &quot;Monday&quot;; 2; &quot;Tuesday&quot;; 3; &quot;Wednesday&quot;; 4; &quot;Thursday&quot;; 5; &quot;Friday&quot;; 6; &quot;Saturday&quot;)" office:value-type="string" office:string-value="Friday" calcext:value-type="string">
            <text:p>Friday</text:p>
          </table:table-cell>
          <table:table-cell table:formula="of:=IF(MOD([.A99]; 4) = 0; &quot;Yes&quot;; &quot;No&quot;)" office:value-type="string" office:string-value="No" calcext:value-type="string">
            <text:p>No</text:p>
          </table:table-cell>
          <table:table-cell table:formula="of:=IF([.F99]=&quot;Yes&quot;; [.E99];&quot;&quot;)">
            <text:p/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M.MICROSOFT.SWITCH([.B100]; 0; &quot;Sunday&quot;; 1; &quot;Monday&quot;; 2; &quot;Tuesday&quot;; 3; &quot;Wednesday&quot;; 4; &quot;Thursday&quot;; 5; &quot;Friday&quot;; 6; &quot;Saturday&quot;)" office:value-type="string" office:string-value="Wednesday" calcext:value-type="string">
            <text:p>Wednesday</text:p>
          </table:table-cell>
          <table:table-cell table:formula="of:=COM.MICROSOFT.SWITCH([.C100]; 0; &quot;Sunday&quot;; 1; &quot;Monday&quot;; 2; &quot;Tuesday&quot;; 3; &quot;Wednesday&quot;; 4; &quot;Thursday&quot;; 5; &quot;Friday&quot;; 6; &quot;Saturday&quot;)" office:value-type="string" office:string-value="Saturday" calcext:value-type="string">
            <text:p>Saturday</text:p>
          </table:table-cell>
          <table:table-cell table:formula="of:=IF(MOD([.A100]; 4) = 0; &quot;Yes&quot;; &quot;No&quot;)" office:value-type="string" office:string-value="No" calcext:value-type="string">
            <text:p>No</text:p>
          </table:table-cell>
          <table:table-cell table:formula="of:=IF([.F100]=&quot;Yes&quot;; [.E100];&quot;&quot;)">
            <text:p/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SWITCH([.B101]; 0; &quot;Sunday&quot;; 1; &quot;Monday&quot;; 2; &quot;Tuesday&quot;; 3; &quot;Wednesday&quot;; 4; &quot;Thursday&quot;; 5; &quot;Friday&quot;; 6; &quot;Saturday&quot;)" office:value-type="string" office:string-value="Thursday" calcext:value-type="string">
            <text:p>Thursday</text:p>
          </table:table-cell>
          <table:table-cell table:formula="of:=COM.MICROSOFT.SWITCH([.C101]; 0; &quot;Sunday&quot;; 1; &quot;Monday&quot;; 2; &quot;Tuesday&quot;; 3; &quot;Wednesday&quot;; 4; &quot;Thursday&quot;; 5; &quot;Friday&quot;; 6; &quot;Saturday&quot;)" office:value-type="string" office:string-value="Sunday" calcext:value-type="string">
            <text:p>Sunday</text:p>
          </table:table-cell>
          <table:table-cell table:formula="of:=IF(MOD([.A101]; 4) = 0; &quot;Yes&quot;; &quot;No&quot;)" office:value-type="string" office:string-value="No" calcext:value-type="string">
            <text:p>No</text:p>
          </table:table-cell>
          <table:table-cell table:formula="of:=IF([.F101]=&quot;Yes&quot;; [.E101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02]=&quot;Yes&quot;; [.E102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03]=&quot;Yes&quot;; [.E103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04]=&quot;Yes&quot;; [.E104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05]=&quot;Yes&quot;; [.E105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06]=&quot;Yes&quot;; [.E106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07]=&quot;Yes&quot;; [.E107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08]=&quot;Yes&quot;; [.E108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09]=&quot;Yes&quot;; [.E109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10]=&quot;Yes&quot;; [.E110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11]=&quot;Yes&quot;; [.E111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12]=&quot;Yes&quot;; [.E112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13]=&quot;Yes&quot;; [.E113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14]=&quot;Yes&quot;; [.E114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15]=&quot;Yes&quot;; [.E115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16]=&quot;Yes&quot;; [.E116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17]=&quot;Yes&quot;; [.E117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18]=&quot;Yes&quot;; [.E118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19]=&quot;Yes&quot;; [.E119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20]=&quot;Yes&quot;; [.E120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21]=&quot;Yes&quot;; [.E121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22]=&quot;Yes&quot;; [.E122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23]=&quot;Yes&quot;; [.E123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24]=&quot;Yes&quot;; [.E124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25]=&quot;Yes&quot;; [.E125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26]=&quot;Yes&quot;; [.E126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27]=&quot;Yes&quot;; [.E127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28]=&quot;Yes&quot;; [.E128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29]=&quot;Yes&quot;; [.E129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30]=&quot;Yes&quot;; [.E130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31]=&quot;Yes&quot;; [.E131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32]=&quot;Yes&quot;; [.E132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33]=&quot;Yes&quot;; [.E133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34]=&quot;Yes&quot;; [.E134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35]=&quot;Yes&quot;; [.E135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36]=&quot;Yes&quot;; [.E136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37]=&quot;Yes&quot;; [.E137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38]=&quot;Yes&quot;; [.E138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39]=&quot;Yes&quot;; [.E139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40]=&quot;Yes&quot;; [.E140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41]=&quot;Yes&quot;; [.E141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42]=&quot;Yes&quot;; [.E142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43]=&quot;Yes&quot;; [.E143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44]=&quot;Yes&quot;; [.E144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45]=&quot;Yes&quot;; [.E145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46]=&quot;Yes&quot;; [.E146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47]=&quot;Yes&quot;; [.E147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48]=&quot;Yes&quot;; [.E148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49]=&quot;Yes&quot;; [.E149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50]=&quot;Yes&quot;; [.E150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51]=&quot;Yes&quot;; [.E151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52]=&quot;Yes&quot;; [.E152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53]=&quot;Yes&quot;; [.E153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54]=&quot;Yes&quot;; [.E154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55]=&quot;Yes&quot;; [.E155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56]=&quot;Yes&quot;; [.E156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57]=&quot;Yes&quot;; [.E157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58]=&quot;Yes&quot;; [.E158];&quot;&quot;)">
            <text:p/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IF([.F159]=&quot;Yes&quot;; [.E159];&quot;&quot;)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09:41.784000000</meta:creation-date>
    <dc:date>2019-02-01T22:26:13.633000000</dc:date>
    <meta:editing-duration>PT6M21S</meta:editing-duration>
    <meta:editing-cycles>1</meta:editing-cycles>
    <meta:document-statistic meta:table-count="1" meta:cell-count="757" meta:object-count="0"/>
    <meta:generator>LibreOffice/6.0.4.2$Windows_X86_64 LibreOffice_project/9b0d9b32d5dcda91d2f1a96dc04c645c450872bf</meta:generator>
  </office:meta>
</office:document-meta>
</file>